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e9eb1" officeooo:paragraph-rsid="000e9eb1" style:font-style-asian="italic" style:font-style-complex="italic"/>
    </style:style>
    <style:style style:name="P3" style:family="paragraph" style:parent-style-name="Text_20_body">
      <style:text-properties officeooo:rsid="000e9eb1" officeooo:paragraph-rsid="000e9eb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02572"/>
    </style:style>
    <style:style style:name="P6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itle">
      <style:text-properties officeooo:rsid="000e9eb1" officeooo:paragraph-rsid="000e9eb1"/>
    </style:style>
    <style:style style:name="T1" style:family="text">
      <style:text-properties officeooo:rsid="000e9eb1"/>
    </style:style>
    <style:style style:name="T2" style:family="text">
      <style:text-properties officeooo:rsid="001025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vrlirc<text:line-break/>LIRC IR receiver based on ATTiny 25</text:p>
      <text:p text:style-name="P3"/>
      <text:p text:style-name="P1"><draw:frame draw:style-name="fr1" draw:name="Obrázek1" text:anchor-type="as-char" svg:width="3.898cm" svg:height="2.9cm" draw:z-index="0"><draw:image xlink:href="../avrlirc-bottom.png" xlink:type="simple" xlink:show="embed" xlink:actuate="onLoad" draw:filter-name="&lt;Všechny formáty&gt;"/></draw:frame><text:tab/><draw:frame draw:style-name="fr1" draw:name="Obrázek3" text:anchor-type="as-char" svg:width="3.898cm" svg:height="2.9cm" draw:z-index="1"><draw:image xlink:href="../avrlirc-bottom-mirrored.png" xlink:type="simple" xlink:show="embed" xlink:actuate="onLoad" draw:filter-name="&lt;Všechny formáty&gt;"/></draw:frame></text:p>
      <text:p text:style-name="P4">Bottom side <text:span text:style-name="T1">(mirrored on the right)</text:span></text:p>
      <text:p text:style-name="P6"/>
      <text:p text:style-name="P1"><draw:frame draw:style-name="fr1" draw:name="Obrázek4" text:anchor-type="as-char" svg:width="11.749cm" svg:height="2.916cm" draw:z-index="3"><draw:image xlink:href="../mpcb-bottom.png" xlink:type="simple" xlink:show="embed" xlink:actuate="onLoad" draw:filter-name="&lt;Všechny formáty&gt;"/></draw:frame></text:p>
      <text:p text:style-name="P5">Bottom side – <text:span text:style-name="T2">multi PCB</text:span></text:p>
      <text:p text:style-name="P1"/>
      <text:p text:style-name="P1"><draw:frame draw:style-name="fr1" draw:name="Obrázek2" text:anchor-type="as-char" svg:width="5.851cm" svg:height="4.35cm" draw:z-index="2"><draw:image xlink:href="../avrlirc-top-assembly.png" xlink:type="simple" xlink:show="embed" xlink:actuate="onLoad" draw:filter-name="&lt;Všechny formáty&gt;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2pt" fo:font-weight="bold" style:font-size-asian="28pt" style:font-weight-asian="bold" style:font-size-complex="28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42:35.517651957</meta:creation-date>
    <dc:date>2016-11-04T18:29:39.970559184</dc:date>
    <meta:editing-duration>PT31M52S</meta:editing-duration>
    <meta:editing-cycles>5</meta:editing-cycles>
    <meta:generator>LibreOffice/5.0.3.2$Linux_X86_64 LibreOffice_project/00m0$Build-2</meta:generator>
    <meta:print-date>2016-11-04T18:17:52.165474744</meta:print-date>
    <meta:document-statistic meta:table-count="0" meta:image-count="4" meta:object-count="0" meta:page-count="1" meta:paragraph-count="6" meta:word-count="18" meta:character-count="102" meta:non-whitespace-character-count="85"/>
  </office:meta>
</office:document-meta>
</file>